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style:font-name="Garamond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2321be" officeooo:paragraph-rsid="002321b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43562" officeooo:paragraph-rsid="00243562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4a879" officeooo:paragraph-rsid="0024a879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311cc2" officeooo:paragraph-rsid="00311cc2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364385" officeooo:paragraph-rsid="00364385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6pt" fo:language="fr" fo:country="FR" officeooo:rsid="000c7d02" officeooo:paragraph-rsid="0024a879" style:font-size-asian="16pt" style:language-asian="zxx" style:country-asian="none" style:font-size-complex="16pt" style:language-complex="zxx" style:country-complex="none"/>
    </style:style>
    <style:style style:name="P11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43562" officeooo:paragraph-rsid="00243562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43562" officeooo:paragraph-rsid="00243562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3e51c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b100f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1b100f" officeooo:paragraph-rsid="001b100f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1b100f" officeooo:paragraph-rsid="00311cc2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c2074" officeooo:paragraph-rsid="002c2074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c2074" officeooo:paragraph-rsid="002db07b" style:font-size-asian="14pt" style:language-asian="zxx" style:country-asian="none" style:font-size-complex="14pt" style:language-complex="zxx" style:country-complex="none"/>
    </style:style>
    <style:style style:name="P2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c2a43" officeooo:paragraph-rsid="002c2a43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311cc2" officeooo:paragraph-rsid="00311cc2" style:font-size-asian="14pt" style:language-asian="zxx" style:country-asian="none" style:font-size-complex="14pt" style:language-complex="zxx" style:country-complex="none"/>
    </style:style>
    <style:style style:name="P2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db07b" officeooo:paragraph-rsid="004008c5" style:font-size-asian="14pt" style:language-asian="zxx" style:country-asian="none" style:font-size-complex="14pt" style:language-complex="zxx" style:country-complex="none"/>
    </style:style>
    <style:style style:name="P2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fo:font-weight="bold" officeooo:rsid="002c2074" officeooo:paragraph-rsid="002c207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fo:font-weight="bold" officeooo:rsid="002c2a43" officeooo:paragraph-rsid="002c2a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Standard" style:list-style-name="L1">
      <style:text-properties style:font-name="Garamond" fo:font-size="16pt" fo:language="fr" fo:country="FR" fo:font-weight="bold" officeooo:rsid="00243562" officeooo:paragraph-rsid="0024356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6" style:family="paragraph" style:parent-style-name="Standard" style:list-style-name="L1">
      <style:text-properties style:font-name="Garamond" fo:font-size="16pt" fo:language="fr" fo:country="FR" fo:font-weight="bold" officeooo:rsid="002aa6f1" officeooo:paragraph-rsid="002aa6f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7" style:family="paragraph" style:parent-style-name="Standard" style:list-style-name="L1">
      <style:text-properties style:font-name="Garamond" fo:font-size="16pt" fo:language="fr" fo:country="FR" fo:font-weight="bold" officeooo:rsid="00311cc2" officeooo:paragraph-rsid="00311cc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8" style:family="paragraph" style:parent-style-name="Standard" style:list-style-name="L2">
      <loext:graphic-properties draw:fill="none"/>
      <style:paragraph-properties fo:background-color="transparent"/>
      <style:text-properties style:font-name="Garamond" fo:font-size="14pt" fo:language="fr" fo:country="FR" officeooo:rsid="00311cc2" officeooo:paragraph-rsid="00311cc2" style:font-size-asian="14pt" style:language-asian="zxx" style:country-asian="none" style:font-size-complex="14pt" style:language-complex="zxx" style:country-complex="none"/>
    </style:style>
    <style:style style:name="P29" style:family="paragraph" style:parent-style-name="Standard" style:list-style-name="L2">
      <loext:graphic-properties draw:fill="none"/>
      <style:paragraph-properties fo:background-color="transparent"/>
      <style:text-properties style:font-name="Garamond" fo:font-size="14pt" fo:language="fr" fo:country="FR" officeooo:rsid="00358ede" officeooo:paragraph-rsid="00358ede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feb0d"/>
    </style:style>
    <style:style style:name="T2" style:family="text">
      <style:text-properties officeooo:rsid="0024a879"/>
    </style:style>
    <style:style style:name="T3" style:family="text">
      <style:text-properties officeooo:rsid="002644db"/>
    </style:style>
    <style:style style:name="T4" style:family="text">
      <style:text-properties officeooo:rsid="0029bef1"/>
    </style:style>
    <style:style style:name="T5" style:family="text">
      <style:text-properties officeooo:rsid="002f85e6"/>
    </style:style>
    <style:style style:name="T6" style:family="text">
      <style:text-properties officeooo:rsid="0033a40b"/>
    </style:style>
    <style:style style:name="T7" style:family="text">
      <style:text-properties officeooo:rsid="00364385"/>
    </style:style>
    <style:style style:name="T8" style:family="text">
      <style:text-properties officeooo:rsid="003815b0"/>
    </style:style>
    <style:style style:name="T9" style:family="text">
      <style:text-properties officeooo:rsid="00382577"/>
    </style:style>
    <style:style style:name="T10" style:family="text">
      <style:text-properties officeooo:rsid="00399111"/>
    </style:style>
    <style:style style:name="T11" style:family="text">
      <style:text-properties officeooo:rsid="003c9bea"/>
    </style:style>
    <style:style style:name="T12" style:family="text">
      <style:text-properties officeooo:rsid="003e541f"/>
    </style:style>
    <style:style style:name="T13" style:family="text">
      <style:text-properties officeooo:rsid="004008c5"/>
    </style:style>
    <style:style style:name="T14" style:family="text">
      <style:text-properties officeooo:rsid="002c207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République</text:span> Strani</text:p>
      <text:p text:style-name="P3"/>
      <text:list xml:id="list4068521925" text:style-name="L1">
        <text:list-item>
          <text:p text:style-name="P25">Histoire</text:p>
        </text:list-item>
      </text:list>
      <text:p text:style-name="P2"/>
      <text:p text:style-name="P12">L<text:span text:style-name="T13">a république</text:span> Strani tel qu’<text:span text:style-name="T13">el</text:span>l<text:span text:style-name="T13">e</text:span> existe aujourd’hui a été fondé<text:span text:style-name="T13">e</text:span> en l’an terrestre 2124 <text:span text:style-name="T11">(c-88)</text:span>. Il verra la rébellion des Tr’Trari en 2170 <text:span text:style-name="T11">(c-45)</text:span> et la rencontre avec l’humanité en 2214 <text:span text:style-name="T11">(c-4)</text:span>. Ce système a prouvé sa stabilité dans la société Strani, et quand bien même il a des détracteurs, la majorité de la population le soutien.</text:p>
      <text:p text:style-name="P13"/>
      <text:p text:style-name="P5"/>
      <text:list xml:id="list193638120484655" text:continue-numbering="true" text:style-name="L1">
        <text:list-item>
          <text:p text:style-name="P25">Fonctionnement</text:p>
        </text:list-item>
      </text:list>
      <text:p text:style-name="P11"/>
      <text:p text:style-name="P6">Il existe plusieurs partis politiques qui comme pour les humains ont des similitudes et des points de divergences.</text:p>
      <text:p text:style-name="P6">Chaque parti est dirigé par un conseil élu par les membres, et chaque conseil désigne un représentant.</text:p>
      <text:p text:style-name="P6">Lorsqu’une élection <text:span text:style-name="T8">a</text:span> lieu, <text:span text:style-name="T2">chaque citoyen vote pour l’un des partis présents.</text:span></text:p>
      <text:p text:style-name="P7">A la suite de ce tour, le parti ayant reçu le moins de voix est éliminé et on passe au tour suivant, et ainsi de suite jusqu’à ce qu’il ne reste plus <text:span text:style-name="T12">qu</text:span>’un parti.</text:p>
      <text:p text:style-name="P7">Le représentant du <text:span text:style-name="T8">P</text:span>arti restant devient <text:span text:style-name="T13">Président pour une durée indéterminée</text:span>. Ce dernier <text:span text:style-name="T8">a</text:span> les pleins pouvoirs hormis sur deux choses : la <text:span text:style-name="T8">l</text:span>oi, et la constitution, tout changement dans la <text:span text:style-name="T8">l</text:span>oi ou la constitution doit être approuvé par l’assemblé<text:span text:style-name="T8">e</text:span>.</text:p>
      <text:p text:style-name="P7">A la suite des résultat<text:span text:style-name="T8">s</text:span> du premier tour, une assemblé<text:span text:style-name="T8">e</text:span> est formé<text:span text:style-name="T8">e</text:span> à la proportionnelle.</text:p>
      <text:p text:style-name="P7">L’assemblé<text:span text:style-name="T8">e</text:span> est élue pour un mandat de 4 ans, celle-ci peut à tout moment demander un referendum pour valider la position d<text:span text:style-name="T4">u président</text:span> (sur un projet spécifique, ou bien sur son règne de manière général<text:span text:style-name="T8">e</text:span>).</text:p>
      <text:p text:style-name="P7">Si le peuple s’oppose <text:span text:style-name="T3">au président</text:span>, ce dernier doit stopper son projet ou bien abdiquer, une nouvelle élection aura alors lieu.</text:p>
      <text:p text:style-name="P8">Les votes blanc<text:span text:style-name="T8">s</text:span> et les votes <text:span text:style-name="T7">non exprimés</text:span> sont cumulés pour form<text:span text:style-name="T7">er</text:span> une part de l’assemblé<text:span text:style-name="T8">e</text:span> avec des citoyens tirés au hasard sur une liste de volontaire<text:span text:style-name="T8">s</text:span>.</text:p>
      <text:p text:style-name="P9">Ces votes ne sont plus comptabilisés après le premier tour.</text:p>
      <text:p text:style-name="P10"/>
      <text:list xml:id="list193637463845339" text:continue-numbering="true" text:style-name="L1">
        <text:list-item>
          <text:p text:style-name="P26">Les grands partis</text:p>
        </text:list-item>
      </text:list>
      <text:p text:style-name="P14"/>
      <text:p text:style-name="P18">Il existe trois grand<text:span text:style-name="T9">s</text:span> partis politiques ayant chacun dirigé à plusieurs reprise<text:span text:style-name="T9">s</text:span> depuis sa création.</text:p>
      <text:p text:style-name="P18">Chacun de ces partis est basé sur l’une des valeurs fondamental<text:span text:style-name="T9">es</text:span> du royaume : Équité, <text:span text:style-name="T13">Contrôle </text:span>et Liberté.</text:p>
      <text:p text:style-name="P18"/>
      <text:p text:style-name="P23">Équité :</text:p>
      <text:p text:style-name="P18">Le parti de l’équité veut donner à chaque Strani le nécessaire pour pouvoir vivre une vie décente, certains ont besoin de plus, d’autres de moins, aussi, il n’est pas question ici d’égalité (donner la même chose à chacun), mais bien d’équité (donner le nécessaire à chacun pour arriver au même endroit).</text:p>
      <text:p text:style-name="P18"/>
      <text:p text:style-name="P24"><text:soft-page-break/><text:span text:style-name="T13">Contrôle</text:span> :</text:p>
      <text:p text:style-name="P20">Le parti d<text:span text:style-name="T13">u contrôle</text:span> <text:span text:style-name="T13">cherche à encadrer les actions de chacun, il s’appuie sur les traditions et le respect de l’autre. Il a tendance à lancer de grands projets fédérateurs que ce soit au niveau national comme extra-raciale.</text:span></text:p>
      <text:p text:style-name="P20"/>
      <text:p text:style-name="P24">Liberté :</text:p>
      <text:p text:style-name="P20">Le parti de la liberté cherche à émanciper les citoyens de toute forme de soutien.</text:p>
      <text:p text:style-name="P20">L’autonomie de l’individu est mise en avant afin qu’il puisse vivre selon ses propres choix.</text:p>
      <text:p text:style-name="P20"/>
      <text:p text:style-name="P21">A eux trois, ils comptabilise<text:span text:style-name="T9">nt</text:span> en moyenne 64% des voix, le reste allant à un vote blanc (10%) ou des partis plus petits principalement présent<text:span text:style-name="T6">s</text:span> à l’<text:span text:style-name="T6">A</text:span>ssemblé.</text:p>
      <text:p text:style-name="P21"/>
      <text:p text:style-name="P20"/>
      <text:p text:style-name="P22">En cet<text:span text:style-name="T5">te</text:span> année 2576 <text:span text:style-name="T11">(c332)</text:span>, c’est le parti de l’<text:span text:style-name="T14">Équité</text:span> qui gouverne <text:span text:style-name="T5">depuis 7 ans (6,5 cycles).</text:span></text:p>
      <text:p text:style-name="P19"/>
      <text:p text:style-name="P16"/>
      <text:list xml:id="list193638568727308" text:continue-numbering="true" text:style-name="L1">
        <text:list-item>
          <text:p text:style-name="P27">Ministères</text:p>
        </text:list-item>
      </text:list>
      <text:p text:style-name="P15"/>
      <text:p text:style-name="P21">Lorsqu’un parti arrive au pouvoir, il doit nommer des ministres, les ministères et leurs fonctions sont figés par la Constitution.</text:p>
      <text:p text:style-name="P21">Le <text:span text:style-name="T10">P</text:span>arti au pouvoir peut nommer jusqu’à 5 de ses membres comme ministres, les autres postes doivent être proposés à au moins deux autres partis (présents à l’assemblé avec au moins 5%).</text:p>
      <text:p text:style-name="P21"/>
      <text:p text:style-name="P21">Liste des ministères :</text:p>
      <text:list xml:id="list2583642026" text:style-name="L2">
        <text:list-item>
          <text:p text:style-name="P28">Agriculture</text:p>
        </text:list-item>
        <text:list-item>
          <text:p text:style-name="P28">Armé</text:p>
        </text:list-item>
        <text:list-item>
          <text:p text:style-name="P28">Culture</text:p>
        </text:list-item>
        <text:list-item>
          <text:p text:style-name="P28">Économie</text:p>
        </text:list-item>
        <text:list-item>
          <text:p text:style-name="P28">Éducation</text:p>
        </text:list-item>
        <text:list-item>
          <text:p text:style-name="P28">Justice</text:p>
        </text:list-item>
        <text:list-item>
          <text:p text:style-name="P28">Santé</text:p>
        </text:list-item>
        <text:list-item>
          <text:p text:style-name="P28">Travail</text:p>
        </text:list-item>
        <text:list-item>
          <text:p text:style-name="P28">Diplomatie</text:p>
        </text:list-item>
        <text:list-item>
          <text:p text:style-name="P29">Recherche</text:p>
        </text:list-item>
      </text:list>
      <text:p text:style-name="P17"/>
      <text:p text:style-name="P21">Le budget des ministères est proposé par le <text:span text:style-name="T13">président</text:span> et accepté ou débattu puis accepté par l’Assemblé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<text:span text:style-name="MT1">Orion le MJ</text:span> | 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46S</meta:editing-duration>
    <meta:editing-cycles>41</meta:editing-cycles>
    <meta:generator>LibreOffice/6.0.2.1$Windows_X86_64 LibreOffice_project/f7f06a8f319e4b62f9bc5095aa112a65d2f3ac89</meta:generator>
    <dc:date>2020-03-11T19:36:36.522000000</dc:date>
    <meta:document-statistic meta:table-count="0" meta:image-count="0" meta:object-count="0" meta:page-count="2" meta:paragraph-count="42" meta:word-count="600" meta:character-count="3485" meta:non-whitespace-character-count="2941"/>
    <meta:user-defined meta:name="Info 1"/>
    <meta:user-defined meta:name="Info 2"/>
    <meta:user-defined meta:name="Info 3"/>
    <meta:user-defined meta:name="Info 4"/>
  </office:meta>
</office:document-meta>
</file>